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1">
      <style:text-properties fo:font-weight="bold" style:font-weight-asian="bold" style:font-weight-complex="bold"/>
    </style:style>
    <style:style style:name="P5" style:family="paragraph" style:parent-style-name="Text_20_body" style:list-style-name="L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apstone Project 1 - In Depth Machine Learning Analysis</text:h>
      <text:p text:style-name="Text_20_body"/>
      <text:p text:style-name="P3">Overall Approach</text:p>
      <text:p text:style-name="Text_20_body">Machine learning algorithms were employed in order to produce a more balanced sample set and predictions. <text:s/></text:p>
      <text:list xml:id="list982165737203084634" text:style-name="L1">
        <text:list-item>
          <text:p text:style-name="P2"><text:span text:style-name="T1">Preprocess and Fitting Model to the data: <text:s/></text:span>The full data set had a drastically higher number of automobiles not in accidents compared to those in accidents. <text:s/>Adjustments in what was sampled was in order for the model to work without being biased due to this. <text:s/>There was a random sample taken from the total automobiles not in accidents to match the sample size of each color of automobiles in accidents, which lead to a balanced overall sample set.</text:p>
        </text:list-item>
        <text:list-item>
          <text:p text:style-name="P4">Evaluate the Model:<text:span text:style-name="T2"> <text:s/>Scikit learn was employed to build models with the given data. <text:s/>Logistic Regression and Decision Tree methods were used. <text:s/>Logistic Regression is used as the predictive analysis which looks to explain the relationship between the color of an automobile and likelihood to be in an accident. <text:s/>The Decision Tree is used to place a predicted value for each color of automobile.</text:span></text:p>
        </text:list-item>
      </text:list>
      <text:p text:style-name="P3">Regression</text:p>
      <text:p text:style-name="P3"/>
      <text:p text:style-name="P3"/>
      <text:p text:style-name="P3">Classification</text:p>
      <text:p text:style-name="P3"/>
      <text:p text:style-name="P3">Confusion Matrix Plots</text:p>
      <text:p text:style-name="P3"><text:span text:style-name="T2"/></text:p>
      <text:p text:style-name="P3">Conclusion</text:p>
      <text:p text:style-name="P3"/>
      <text:p text:style-name="P3"/>
      <text:p text:style-name="P3">Future Work</text:p>
      <text:list xml:id="list404758307306984429" text:style-name="L2">
        <text:list-item>
          <text:p text:style-name="P5"><text:span text:style-name="T2">Can accidents be predicted based on the day of the week? <text:s/>What about weekdays vs. weekends?</text:span></text:p>
        </text:list-item>
        <text:list-item>
          <text:p text:style-name="P5"><text:span text:style-name="T2">Can conclusions be made that driving a certain color car on a certain day of the week is more likely to get in an accident?</text:span>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278in" fo:margin-bottom="0.0835in" fo:keep-together="always" fo:keep-with-next="always"/>
      <style:text-properties fo:font-size="20pt" style:font-size-asian="20pt" style:font-size-complex="2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1:22:26</meta:creation-date>
    <meta:document-statistic meta:table-count="0" meta:image-count="0" meta:object-count="0" meta:page-count="1" meta:paragraph-count="12" meta:word-count="222" meta:character-count="1308"/>
    <dc:date>2020-02-14T11:47:16</dc:date>
    <meta:editing-duration>PT9M36S</meta:editing-duration>
    <meta:editing-cycles>1</meta:editing-cycles>
    <meta:generator>OpenOffice.org/3.4$Unix OpenOffice.org_project/340m1$Build-9590</meta:generator>
  </office:meta>
</office:document-meta>
</file>